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beration Sans" fo:font-size="16pt" fo:font-weight="bold" officeooo:rsid="00681d32" officeooo:paragraph-rsid="00681d32" style:font-size-asian="16pt" style:font-weight-asian="bold" style:font-size-complex="16pt" style:font-weight-complex="bold"/>
    </style:style>
    <style:style style:name="P3" style:family="paragraph" style:parent-style-name="Preformatted_20_Text">
      <style:paragraph-properties fo:text-align="center" style:justify-single-word="false"/>
      <style:text-properties officeooo:paragraph-rsid="00083d4b"/>
    </style:style>
    <style:style style:name="P4" style:family="paragraph" style:parent-style-name="Preformatted_20_Text">
      <style:text-properties officeooo:paragraph-rsid="005cfd1e"/>
    </style:style>
    <style:style style:name="P5" style:family="paragraph" style:parent-style-name="Preformatted_20_Text">
      <style:text-properties style:font-name="Liberation Sans" fo:font-size="12pt" fo:font-style="normal" style:text-underline-style="none" officeooo:rsid="00083d4b" officeooo:paragraph-rsid="006a57e1" style:font-name-asian="Nimbus Mono L" style:font-size-asian="12pt" style:font-style-asian="normal" style:font-name-complex="Liberation Mono" style:font-size-complex="12pt" style:font-style-complex="normal"/>
    </style:style>
    <style:style style:name="P6" style:family="paragraph" style:parent-style-name="Preformatted_20_Text">
      <style:text-properties style:font-name="Liberation Serif" fo:font-size="12pt" fo:font-style="normal" style:text-underline-style="none" officeooo:rsid="00699b60" officeooo:paragraph-rsid="006a57e1" style:font-name-asian="Nimbus Mono L" style:font-size-asian="12pt" style:font-style-asian="normal" style:font-name-complex="Liberation Mono" style:font-size-complex="12pt" style:font-style-complex="normal"/>
    </style:style>
    <style:style style:name="P7" style:family="paragraph" style:parent-style-name="Preformatted_20_Text">
      <style:text-properties style:font-name="Liberation Sans" fo:font-size="12pt" fo:font-style="normal" style:text-underline-style="none" officeooo:rsid="00699b60" officeooo:paragraph-rsid="006a57e1" style:font-name-asian="Nimbus Mono L" style:font-size-asian="12pt" style:font-style-asian="normal" style:font-name-complex="Liberation Mono" style:font-size-complex="12pt" style:font-style-complex="normal"/>
    </style:style>
    <style:style style:name="P8" style:family="paragraph" style:parent-style-name="Preformatted_20_Text">
      <style:text-properties style:font-name="Liberation Serif" fo:font-size="12pt" fo:font-style="normal" style:text-underline-style="none" officeooo:rsid="00699b60" officeooo:paragraph-rsid="00699b60" style:font-size-asian="12pt" style:font-style-asian="normal" style:font-size-complex="12pt" style:font-style-complex="normal"/>
    </style:style>
    <style:style style:name="P9" style:family="paragraph" style:parent-style-name="Preformatted_20_Text">
      <style:text-properties style:font-name="Liberation Sans" fo:font-size="12pt" fo:font-style="normal" style:text-underline-style="none" fo:font-weight="normal" officeooo:rsid="006a57e1" officeooo:paragraph-rsid="006a57e1" style:font-size-asian="12pt" style:font-style-asian="normal" style:font-weight-asian="normal" style:font-size-complex="12pt" style:font-style-complex="normal" style:font-weight-complex="normal"/>
    </style:style>
    <style:style style:name="P10" style:family="paragraph" style:parent-style-name="Preformatted_20_Text">
      <style:text-properties style:font-name="Liberation Serif" fo:font-size="12pt" fo:font-style="normal" style:text-underline-style="none" fo:font-weight="bold" officeooo:rsid="00699b60" officeooo:paragraph-rsid="00699b60" style:font-size-asian="12pt" style:font-style-asian="normal" style:font-weight-asian="bold" style:font-size-complex="12pt" style:font-style-complex="normal" style:font-weight-complex="bold"/>
    </style:style>
    <style:style style:name="P11" style:family="paragraph" style:parent-style-name="Preformatted_20_Text">
      <style:text-properties style:font-name="Liberation Sans" officeooo:paragraph-rsid="006a57e1"/>
    </style:style>
    <style:style style:name="P12" style:family="paragraph" style:parent-style-name="Preformatted_20_Text">
      <style:text-properties officeooo:paragraph-rsid="00699b60"/>
    </style:style>
    <style:style style:name="P13" style:family="paragraph" style:parent-style-name="Preformatted_20_Text">
      <style:text-properties officeooo:paragraph-rsid="007557ab"/>
    </style:style>
    <style:style style:name="P14" style:family="paragraph" style:parent-style-name="Preformatted_20_Text">
      <style:text-properties style:font-name="Liberation Sans" fo:font-size="12pt" fo:font-style="normal" style:text-underline-style="none" officeooo:rsid="00540ac0" officeooo:paragraph-rsid="0062fdb6" style:font-name-asian="Nimbus Mono L" style:font-size-asian="12pt" style:font-style-asian="normal" style:font-name-complex="Liberation Mono" style:font-size-complex="12pt" style:font-style-complex="normal"/>
    </style:style>
    <style:style style:name="P15" style:family="paragraph" style:parent-style-name="Preformatted_20_Text">
      <style:text-properties style:font-name="Liberation Sans" fo:font-size="12pt" fo:font-style="normal" style:text-underline-style="none" officeooo:rsid="005cfd1e" officeooo:paragraph-rsid="005cfd1e" style:font-name-asian="Nimbus Mono L" style:font-size-asian="12pt" style:font-style-asian="normal" style:font-name-complex="Liberation Mono" style:font-size-complex="12pt" style:font-style-complex="normal"/>
    </style:style>
    <style:style style:name="P16"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17" style:family="paragraph" style:parent-style-name="Preformatted_20_Text">
      <style:text-properties officeooo:paragraph-rsid="0063c17d"/>
    </style:style>
    <style:style style:name="P18" style:family="paragraph" style:parent-style-name="Preformatted_20_Text">
      <style:text-properties officeooo:rsid="006bd248" officeooo:paragraph-rsid="0063c17d"/>
    </style:style>
    <style:style style:name="P19" style:family="paragraph" style:parent-style-name="Preformatted_20_Text">
      <style:text-properties officeooo:rsid="0076bf49" officeooo:paragraph-rsid="0076bf49"/>
    </style:style>
    <style:style style:name="P20" style:family="paragraph" style:parent-style-name="Preformatted_20_Text">
      <style:text-properties style:font-name="Liberation Sans" fo:font-size="12pt" fo:font-style="normal" style:text-underline-style="none" officeooo:rsid="0063c17d" officeooo:paragraph-rsid="0063c17d" style:font-name-asian="Nimbus Mono L" style:font-size-asian="12pt" style:font-style-asian="normal" style:font-name-complex="Liberation Mono" style:font-size-complex="12pt" style:font-style-complex="normal"/>
    </style:style>
    <style:style style:name="P21"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22" style:family="paragraph" style:parent-style-name="Preformatted_20_Text">
      <style:text-properties officeooo:paragraph-rsid="006058f6"/>
    </style:style>
    <style:style style:name="P23" style:family="paragraph" style:parent-style-name="Preformatted_20_Text">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P24" style:family="paragraph" style:parent-style-name="Preformatted_20_Text">
      <style:paragraph-properties fo:break-before="page"/>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P25"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26" style:family="paragraph" style:parent-style-name="Preformatted_20_Text">
      <style:text-properties officeooo:paragraph-rsid="00708dcb"/>
    </style:style>
    <style:style style:name="P27" style:family="paragraph" style:parent-style-name="Preformatted_20_Text">
      <style:text-properties style:font-name="Liberation Sans" fo:font-size="12pt" fo:font-style="normal" style:text-underline-style="none" officeooo:rsid="0031096c" officeooo:paragraph-rsid="006e9b56" style:font-name-asian="Nimbus Mono L" style:font-size-asian="12pt" style:font-style-asian="normal" style:font-name-complex="Liberation Mono" style:font-size-complex="12pt" style:font-style-complex="normal"/>
    </style:style>
    <style:style style:name="P28" style:family="paragraph" style:parent-style-name="Preformatted_20_Text">
      <style:paragraph-properties style:writing-mode="lr-tb"/>
      <style:text-properties officeooo:paragraph-rsid="0077726e"/>
    </style:style>
    <style:style style:name="T1" style:family="text">
      <style:text-properties style:font-name="Liberation Sans" fo:font-size="16pt" fo:font-weight="bold" officeooo:rsid="0073c802" style:font-size-asian="16pt" style:font-weight-asian="bold" style:font-size-complex="16pt" style:font-weight-complex="bold"/>
    </style:style>
    <style:style style:name="T2" style:family="text">
      <style:text-properties style:font-name="Liberation Sans" fo:font-size="16pt" fo:font-weight="bold" officeooo:rsid="002f1f25" style:font-size-asian="16pt" style:font-weight-asian="bold" style:font-size-complex="16pt" style:font-weight-complex="bold"/>
    </style:style>
    <style:style style:name="T3" style:family="text">
      <style:text-properties style:font-name="Liberation Sans" fo:font-size="16pt" fo:font-weight="bold" officeooo:rsid="001b99ac" style:font-size-asian="16pt" style:font-weight-asian="bold" style:font-size-complex="16pt" style:font-weight-complex="bold"/>
    </style:style>
    <style:style style:name="T4" style:family="text">
      <style:text-properties style:font-name="Liberation Sans" fo:font-size="16pt" fo:font-weight="bold" officeooo:rsid="0073c802"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0dd66a" style:font-size-asian="16pt" style:font-weight-asian="bold" style:font-size-complex="16pt" style:font-weight-complex="bold"/>
    </style:style>
    <style:style style:name="T6" style:family="text">
      <style:text-properties fo:font-variant="normal" fo:text-transform="none" fo:color="#202020" loext:opacity="100%" style:font-name="apple-system" fo:font-size="10.5pt" fo:letter-spacing="normal"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7" style:family="text">
      <style:text-properties fo:font-variant="normal" fo:text-transform="none" fo:color="#202020" loext:opacity="100%" style:font-name="apple-system" fo:font-size="10.5pt" fo:letter-spacing="normal" fo:font-style="normal" style:text-underline-style="none" fo:font-weight="bold" officeooo:rsid="006194f2" style:font-name-asian="Nimbus Mono L" style:font-size-asian="12pt" style:font-style-asian="normal" style:font-weight-asian="bold" style:font-name-complex="Liberation Mono" style:font-size-complex="12pt" style:font-style-complex="normal" style:font-weight-complex="bold"/>
    </style:style>
    <style:style style:name="T8" style:family="text">
      <style:text-properties fo:font-variant="normal" fo:text-transform="none" fo:color="#202020" loext:opacity="100%" style:font-name="apple-system" fo:font-size="10.5pt" fo:letter-spacing="normal" fo:font-style="normal" style:text-underline-style="none" fo:font-weight="bold" officeooo:rsid="00699b60" style:font-name-asian="Nimbus Mono L" style:font-size-asian="12pt" style:font-style-asian="normal" style:font-weight-asian="bold" style:font-name-complex="Liberation Mono" style:font-size-complex="12pt" style:font-style-complex="normal" style:font-weight-complex="bold"/>
    </style:style>
    <style:style style:name="T9" style:family="text">
      <style:text-properties fo:font-variant="normal" fo:text-transform="none" fo:color="#000000" loext:opacity="1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10" style:family="text">
      <style:text-properties fo:font-variant="normal" fo:text-transform="none" fo:color="#000000" loext:opacity="100%" style:font-name="Carlito" fo:font-size="10.5pt" fo:letter-spacing="normal" fo:font-style="italic" style:text-underline-style="none" fo:font-weight="normal" officeooo:rsid="0045ab15" style:font-name-asian="Nimbus Mono L" style:font-size-asian="10.5pt" style:font-style-asian="italic" style:font-weight-asian="bold" style:font-name-complex="Liberation Mono" style:font-size-complex="10.5pt" style:font-style-complex="italic" style:font-weight-complex="bold"/>
    </style:style>
    <style:style style:name="T11" style:family="text">
      <style:text-properties fo:font-variant="normal" fo:text-transform="none" fo:color="#000000" loext:opacity="100%" style:font-name="Carlito" fo:font-size="10.5pt" fo:letter-spacing="normal" fo:font-style="italic" style:text-underline-style="none" fo:font-weight="normal" officeooo:rsid="00699b60" style:font-name-asian="Nimbus Mono L" style:font-size-asian="10.5pt" style:font-style-asian="italic" style:font-weight-asian="bold" style:font-name-complex="Liberation Mono" style:font-size-complex="10.5pt" style:font-style-complex="italic" style:font-weight-complex="bold"/>
    </style:style>
    <style:style style:name="T12" style:family="text">
      <style:text-properties style:font-name="Liberation Sans" officeooo:rsid="00083d4b"/>
    </style:style>
    <style:style style:name="T13" style:family="text">
      <style:text-properties style:font-name="Liberation Sans"/>
    </style:style>
    <style:style style:name="T14" style:family="text">
      <style:text-properties fo:font-weight="bold" style:font-weight-asian="bold" style:font-weight-complex="bold"/>
    </style:style>
    <style:style style:name="T15" style:family="text">
      <style:text-properties fo:font-size="12pt" fo:font-style="normal" style:text-underline-style="none" fo:font-weight="normal" officeooo:rsid="006a57e1"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6a57e1" style:font-name-asian="Nimbus Mono L" style:font-size-asian="12pt" style:font-style-asian="normal" style:font-weight-asian="normal" style:font-name-complex="Liberation Mono" style:font-size-complex="12pt" style:font-style-complex="normal" style:font-weight-complex="normal"/>
    </style:style>
    <style:style style:name="T17" style:family="text">
      <style:text-properties style:font-name="Liberation Serif" fo:font-size="12pt" fo:font-style="normal" style:text-underline-style="none" fo:font-weight="bold" officeooo:rsid="00083d4b" style:font-size-asian="12pt" style:font-style-asian="normal" style:font-weight-asian="bold" style:font-size-complex="12pt" style:font-style-complex="normal" style:font-weight-complex="bold"/>
    </style:style>
    <style:style style:name="T18" style:family="text">
      <style:text-properties style:font-name="Liberation Serif" fo:font-size="12pt" fo:font-style="normal" style:text-underline-style="none" fo:font-weight="bold" officeooo:rsid="006a57e1" style:font-name-asian="Nimbus Mono L" style:font-size-asian="12pt" style:font-style-asian="normal" style:font-weight-asian="bold" style:font-name-complex="Liberation Mono" style:font-size-complex="12pt" style:font-style-complex="normal" style:font-weight-complex="bold"/>
    </style:style>
    <style:style style:name="T19" style:family="text">
      <style:text-properties style:font-name="Liberation Sans" fo:font-size="12pt" fo:font-style="normal" style:text-underline-style="none" officeooo:rsid="006bb186"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21"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22"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23" style:family="text">
      <style:text-properties style:font-name="Liberation Sans" fo:font-size="12pt" fo:font-style="normal" style:text-underline-style="none" officeooo:rsid="007557ab"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62fdb6"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540ac0"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54a84f"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6325df" style:font-name-asian="Nimbus Mono L" style:font-size-asian="12pt" style:font-style-asian="normal" style:font-name-complex="Liberation Mono" style:font-size-complex="12pt" style:font-style-complex="normal"/>
    </style:style>
    <style:style style:name="T29" style:family="text">
      <style:text-properties officeooo:rsid="006bb186"/>
    </style:style>
    <style:style style:name="T30" style:family="text">
      <style:text-properties style:font-name="Liberation Sans" fo:font-size="12pt" fo:font-style="normal" style:text-underline-style="none" officeooo:rsid="006bd248"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33" style:family="text">
      <style:text-properties officeooo:rsid="000dd66a"/>
    </style:style>
    <style:style style:name="T34"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35"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36" style:family="text">
      <style:text-properties style:font-name="Liberation Sans" fo:font-size="12pt" fo:font-style="normal" style:text-underline-style="none" officeooo:rsid="006de440" style:font-size-asian="12pt" style:font-style-asian="normal" style:font-size-complex="12pt" style:font-style-complex="normal"/>
    </style:style>
    <style:style style:name="T37" style:family="text">
      <style:text-properties style:font-name="Liberation Sans" fo:font-size="12pt" fo:font-style="normal" style:text-underline-style="none" officeooo:rsid="006de440"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76bf49"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77726e"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7557ab" style:font-size-asian="12pt" style:font-style-asian="normal" style:font-size-complex="12pt" style:font-style-complex="normal"/>
    </style:style>
    <style:style style:name="T41" style:family="text">
      <style:text-properties style:font-name="Liberation Sans" fo:font-size="12pt" fo:font-style="normal" style:text-underline-style="none" officeooo:rsid="0031096c" style:font-size-asian="12pt" style:font-style-asian="normal" style:font-size-complex="12pt" style:font-style-complex="normal"/>
    </style:style>
    <style:style style:name="T42"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43"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46" style:family="text">
      <style:text-properties style:font-name="Liberation Sans" fo:font-size="12pt" fo:font-style="normal" style:text-underline-style="none" officeooo:rsid="0065393a" style:font-name-asian="Nimbus Mono L" style:font-size-asian="12pt" style:font-style-asian="normal" style:font-name-complex="Liberation Mono" style:font-size-complex="12pt" style:font-style-complex="normal"/>
    </style:style>
    <style:style style:name="T47"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48" style:family="text">
      <style:text-properties style:font-name="Liberation Sans" fo:font-size="12pt" fo:font-style="normal" style:text-underline-style="none" officeooo:rsid="006e9b56" style:font-name-asian="Nimbus Mono L" style:font-size-asian="12pt" style:font-style-asian="normal" style:font-name-complex="Liberation Mono" style:font-size-complex="12pt" style:font-style-complex="normal"/>
    </style:style>
    <style:style style:name="T49" style:family="text">
      <style:text-properties style:font-name="Liberation Sans" fo:font-size="12pt" fo:font-style="normal" style:text-underline-style="none" officeooo:rsid="00708dcb" style:font-name-asian="Nimbus Mono L" style:font-size-asian="12pt" style:font-style-asian="normal" style:font-name-complex="Liberation Mono" style:font-size-complex="12pt" style:font-style-complex="normal"/>
    </style:style>
    <style:style style:name="T50" style:family="text">
      <style:text-properties style:font-name="Liberation Sans" fo:font-size="12pt" fo:font-style="normal" style:text-underline-style="none" officeooo:rsid="00083d4b" style:font-name-asian="Nimbus Mono L" style:font-size-asian="12pt" style:font-style-asian="normal" style:font-name-complex="Liberation Mono" style:font-size-complex="12pt" style:font-style-complex="normal"/>
    </style:style>
    <style:style style:name="T51"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52" style:family="text">
      <style:text-properties style:font-name="Liberation Sans" fo:font-size="12pt" fo:font-style="normal" style:text-underline-style="none" officeooo:rsid="0065393a"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including Prayer of Confession</text:p>
      <text:p text:style-name="P3"><text:span text:style-name="T1">15</text:span><text:span text:style-name="T2">th</text:span><text:span text:style-name="T3"> </text:span><text:span text:style-name="T4">December</text:span><text:span text:style-name="T3"> 20</text:span><text:span text:style-name="T5">2</text:span><text:span text:style-name="T1">4</text:span></text:p>
      <text:p text:style-name="P4"><text:span text:style-name="T6">Ps </text:span><text:span text:style-name="T7">1</text:span><text:span text:style-name="T8">43</text:span><text:span text:style-name="T6">:</text:span><text:span text:style-name="T8">1</text:span><text:span text:style-name="T9"> </text:span><text:span text:style-name="T10">Hear my prayer, O Lord; give ear to my pleas for mercy!</text:span></text:p>
      <text:p text:style-name="P4"><text:span text:style-name="T10"><text:tab/>In </text:span><text:span text:style-name="T11">Y</text:span><text:span text:style-name="T10">our faithfulness answer me, in </text:span><text:span text:style-name="T11">Y</text:span><text:span text:style-name="T10">our righteousness!</text:span></text:p>
      <text:p text:style-name="P5"/>
      <text:p text:style-name="P6"><text:span text:style-name="T12">W</text:span><text:span text:style-name="T13">e come now to a time of prayer, to acknowledge God’s greatness, His perfection, to confess our imperfection, and to bring our requests to Him Who alone is able to effect lasting change, according to His purposes for the world and for us within it.</text:span></text:p>
      <text:p text:style-name="P7"/>
      <text:p text:style-name="P8"><text:span text:style-name="T14">Adoration</text:span></text:p>
      <text:p text:style-name="P9">God Almighty, Father, Son and Holy Spirit, Creator of all that is, we Your creatures dare to come before You only because You are merciful, faithful and righteous. From everlasting to everlasting, You alone are God, all-powerful, all-seeing, all-holy and altogether just! If we were to rely on Your justice, we would be lost, for we are fallen, warped by sin into self-centredness, so that of ourselves we would not seek You out.</text:p>
      <text:p text:style-name="P9"/>
      <text:p text:style-name="P10">Confession</text:p>
      <text:p text:style-name="P11"><text:span text:style-name="T15">But because You are all-loving, and graciously merciful, we are not destroyed. We look back upon our week and recognise the times when we have failed, when we have not been holy as You are holy, when we have sullied the Name of Jesus our Saviour, when we have put down another person, thinking less of them and more of ourselves, when we have </text:span><text:span text:style-name="T16">given in to </text:span><text:span text:style-name="T15">temptation. We are ashamed of our thoughts, words and deeds and freely confess them to You now.</text:span></text:p>
      <text:p text:style-name="P9"/>
      <text:p text:style-name="P12"><text:span text:style-name="T17">Thanks</text:span><text:span text:style-name="T18">giving</text:span></text:p>
      <text:p text:style-name="P13"><text:span text:style-name="T19">Yet</text:span><text:span text:style-name="T20">, </text:span><text:span text:style-name="T21">we thank </text:span><text:span text:style-name="T20">You </text:span><text:span text:style-name="T21">that </text:span><text:span text:style-name="T22">You </text:span><text:span text:style-name="T19">have not abandoned us to our condition but rescued us from </text:span><text:span text:style-name="T23">our sin</text:span><text:span text:style-name="T19">.</text:span><text:span text:style-name="T24"> We thank You </text:span><text:span text:style-name="T25">for the special grace of salvation,</text:span><text:span text:style-name="T23"> for the coming of Jesus as a babe, which we remember and celebrate at this season each year. </text:span></text:p>
      <text:p text:style-name="P13"><text:span text:style-name="T25"/></text:p>
      <text:p text:style-name="P13"><text:span text:style-name="T25">Jesus came as the Sinless Perfect Son of God and Son of Man to take our place and suffer the penalty which we deserved, dying in our stead so we could go free</text:span><text:span text:style-name="T26">.</text:span></text:p>
      <text:p text:style-name="P14"/>
      <text:p text:style-name="P4"><text:span text:style-name="T27">W</text:span><text:span text:style-name="T24">e thank You that You raised Him up on the third day, </text:span><text:span text:style-name="T28">defeating death and sin, </text:span><text:span text:style-name="T19">and beginning the restoration of what was </text:span><text:span text:style-name="T28">Your perfect creation</text:span><text:span text:style-name="T24">. </text:span><text:span text:style-name="T28">We thank You that there will be an end to sin when Jesus returns </text:span><text:span text:style-name="T23">in glory </text:span><text:span text:style-name="T19">and institutes the new heaven and the new earth</text:span><text:span text:style-name="T28">. Thereafter, we Your redeemed people and Your restored Creation will show forth Your glory without limit, forever and ever.</text:span></text:p>
      <text:p text:style-name="P15"/>
      <text:p text:style-name="P16"><text:span text:style-name="T29">Supplication: </text:span>The Wider World</text:p>
      <text:p text:style-name="P17"><text:span text:style-name="T30">In the wider world, w</text:span><text:span text:style-name="T31">e continue to pray for the nation</text:span><text:span text:style-name="T23">s</text:span><text:span text:style-name="T31"> and the people</text:span><text:span text:style-name="T23">s</text:span><text:span text:style-name="T31"> </text:span><text:span text:style-name="T23">at war, in the Ukraine and the Middle East in particular. We pray for the unreported ministries of Your people on the fringes of the war zones, aiding the refugees and other victims of the fighting. We remember Lazlo and Eva Mihalyi preparing to rejoin their team in Eastern Europe. Strengthen them and prepare them for the work You have called them to with the churches in that region.</text:span></text:p>
      <text:p text:style-name="P18"><text:span text:style-name="T32"/></text:p>
      <text:p text:style-name="P19"><text:span text:style-name="T32">We pray also for our own nation where we are ashamed of the attacks against Jewish people and places, where we used to uphold a respectful and tolerant Australian way of life. We pray that all Australians would realise what is happening, and reject the anti-Semitism on display.</text:span></text:p>
      <text:p text:style-name="P20"/>
      <text:p text:style-name="P21">...<text:span text:style-name="T33"> a</text:span>nd the wider Church</text:p>
      <text:p text:style-name="P22"><text:span text:style-name="T34">W</text:span><text:span text:style-name="T35">e </text:span><text:span text:style-name="T36">pray also for Your people in churches throughout </text:span><text:span text:style-name="T37">th</text:span><text:span text:style-name="T38">is land</text:span><text:span text:style-name="T37">. Strengthen us, keep us faithful </text:span><text:span text:style-name="T38">despite the changes that have overtaken us </text:span><text:span text:style-name="T39">so quickly in recent times</text:span><text:span text:style-name="T37">. </text:span><text:span text:style-name="T38">We thank You for the preaching of Your Word and pray for Your Truth to be heard clearly, for Your wisdom to be restored to our nation in both public arenas and in private lives</text:span><text:span text:style-name="T37">.</text:span></text:p>
      <text:p text:style-name="P23"/>
      <text:p text:style-name="P24"/>
      <text:p text:style-name="P25"><text:span text:style-name="T29">Supplication: </text:span>Ashburton</text:p>
      <text:p text:style-name="P26"><text:span text:style-name="T20">Here in Ashburton we </text:span><text:span text:style-name="T40">welcome and </text:span><text:span text:style-name="T41">pray for </text:span><text:span text:style-name="T40">Jordan</text:span><text:span text:style-name="T42"> as he preach</text:span><text:span text:style-name="T43">es Your Word, </text:span><text:span text:style-name="T44">and w</text:span><text:span text:style-name="T43">e pray for our own understanding as we listen. May </text:span><text:span text:style-name="T45">we be transformed by the renewing of our minds so </text:span><text:span text:style-name="T44">tha</text:span><text:span text:style-name="T43">t </text:span><text:span text:style-name="T45">Your </text:span><text:span text:style-name="T44">living Word</text:span><text:span text:style-name="T43"> go</text:span><text:span text:style-name="T45">es</text:span><text:span text:style-name="T43"> deep into our hearts. </text:span><text:span text:style-name="T45">Holy Spirit, we pray that You would</text:span><text:span text:style-name="T43"> change us </text:span><text:span text:style-name="T46">so that</text:span><text:span text:style-name="T47"> we live our lives more and more in conformity to Your Word.</text:span></text:p>
      <text:p text:style-name="P27"/>
      <text:p text:style-name="P28"><text:span text:style-name="T48">Finally, w</text:span><text:span text:style-name="T45">e pray for </text:span><text:span text:style-name="T47">ourselves in the service of the Kingdom. </text:span><text:span text:style-name="T39">We look forward to the Carols on the Lawn this afternoon and pray for visitors to take in the true meaning of Christmas as we celebrate the coming of Jesus rather than the shopping and feasting which is so prominent. </text:span><text:span text:style-name="T48">We thank You that we are a part of the work of spreading the Good News, </text:span><text:span text:style-name="T49">and </text:span><text:span text:style-name="T39">pray for similar events in other places to also bring the real Good News of Your grace and favour to people everywhere. As people think of gift-giving, we pray for a realization that You have given the greatest gift of all.</text:span></text:p>
      <text:p text:style-name="P28"><text:span text:style-name="T50"/></text:p>
      <text:p text:style-name="P28"><text:span text:style-name="T51">In Jesus Name </text:span><text:span text:style-name="T52">we pray</text:span><text:span text:style-name="T51">,</text:span><text:span text:style-name="T20"> Am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12-14T22:42:52.011843995</dc:date>
    <meta:editing-duration>PT5H1M14S</meta:editing-duration>
    <meta:editing-cycles>56</meta:editing-cycles>
    <meta:generator>LibreOffice/24.8.3.2$Linux_X86_64 LibreOffice_project/e14c9fdd1f585efcbb2c5363087a99d20928d522</meta:generator>
    <meta:document-statistic meta:table-count="0" meta:image-count="0" meta:object-count="0" meta:page-count="2" meta:paragraph-count="23" meta:word-count="777" meta:character-count="4250" meta:non-whitespace-character-count="3494"/>
  </office:meta>
</office:document-meta>
</file>